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7007in" table:align="center"/>
    </style:style>
    <style:style style:name="Table1.A" style:family="table-column">
      <style:table-column-properties style:column-width="3.7007in"/>
    </style:style>
    <style:style style:name="Table1.A1" style:family="table-cell">
      <style:table-cell-properties fo:padding="0.0785in" fo:border="none" style:writing-mode="lr-tb"/>
    </style:style>
    <style:style style:name="Table2" style:family="table">
      <style:table-properties style:width="3.7007in" table:align="center"/>
    </style:style>
    <style:style style:name="Table2.A" style:family="table-column">
      <style:table-column-properties style:column-width="3.7007in"/>
    </style:style>
    <style:style style:name="Table2.A1" style:family="table-cell">
      <style:table-cell-properties fo:padding="0.0785in" fo:border="none" style:writing-mode="lr-tb"/>
    </style:style>
    <style:style style:name="Table3" style:family="table">
      <style:table-properties style:width="3.7007in" table:align="center"/>
    </style:style>
    <style:style style:name="Table3.A" style:family="table-column">
      <style:table-column-properties style:column-width="3.7007in"/>
    </style:style>
    <style:style style:name="Table3.A1" style:family="table-cell">
      <style:table-cell-properties fo:padding="0.0785in" fo:border="none" style:writing-mode="lr-tb"/>
    </style:style>
    <style:style style:name="Table4" style:family="table">
      <style:table-properties style:width="3.7007in" table:align="center"/>
    </style:style>
    <style:style style:name="Table4.A" style:family="table-column">
      <style:table-column-properties style:column-width="3.7007in"/>
    </style:style>
    <style:style style:name="Table4.A1" style:family="table-cell">
      <style:table-cell-properties fo:padding="0.0785in" fo:border="none" style:writing-mode="lr-tb"/>
    </style:style>
    <style:style style:name="Table5" style:family="table">
      <style:table-properties style:width="3.7007in" table:align="center"/>
    </style:style>
    <style:style style:name="Table5.A" style:family="table-column">
      <style:table-column-properties style:column-width="3.7007in"/>
    </style:style>
    <style:style style:name="Table5.A1" style:family="table-cell">
      <style:table-cell-properties fo:padding="0.0785in" fo:border="none" style:writing-mode="lr-tb"/>
    </style:style>
    <style:style style:name="Table6" style:family="table">
      <style:table-properties style:width="3.7007in" table:align="center"/>
    </style:style>
    <style:style style:name="Table6.A" style:family="table-column">
      <style:table-column-properties style:column-width="3.7007in"/>
    </style:style>
    <style:style style:name="Table6.A1" style:family="table-cell">
      <style:table-cell-properties fo:padding="0.0785in" fo:border="none" style:writing-mode="lr-tb"/>
    </style:style>
    <style:style style:name="Table7" style:family="table">
      <style:table-properties style:width="3.7007in" table:align="center"/>
    </style:style>
    <style:style style:name="Table7.A" style:family="table-column">
      <style:table-column-properties style:column-width="3.7007in"/>
    </style:style>
    <style:style style:name="Table7.A1" style:family="table-cell">
      <style:table-cell-properties fo:padding="0.0785in" fo:border="none" style:writing-mode="lr-tb"/>
    </style:style>
    <style:style style:name="Table8" style:family="table">
      <style:table-properties style:width="3.7007in" table:align="center"/>
    </style:style>
    <style:style style:name="Table8.A" style:family="table-column">
      <style:table-column-properties style:column-width="3.7007in"/>
    </style:style>
    <style:style style:name="Table8.A1" style:family="table-cell">
      <style:table-cell-properties fo:padding="0.0785in" fo:border="none" style:writing-mode="lr-tb"/>
    </style:style>
    <style:style style:name="P1" style:family="paragraph" style:parent-style-name="Table_20_Contents">
      <style:text-properties style:font-name="Arial" fo:font-size="13pt" fo:font-weight="bold" style:font-size-asian="13pt" style:font-weight-asian="bold" style:font-size-complex="13pt" style:font-weight-complex="bold"/>
    </style:style>
    <style:style style:name="P2" style:family="paragraph" style:parent-style-name="Table_20_Contents">
      <style:text-properties style:font-name="Arial" fo:font-size="9pt" style:font-size-asian="9pt" style:font-size-complex="9pt"/>
    </style:style>
    <style:style style:name="P3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 style:font-weight-complex="bold"/>
    </style:style>
    <style:style style:name="P4" style:family="paragraph" style:parent-style-name="Standard" style:master-page-name="MP0">
      <style:paragraph-properties style:page-number="auto" fo:break-before="page"/>
    </style:style>
    <style:style style:name="P5" style:family="paragraph" style:parent-style-name="Table_20_Contents">
      <style:text-properties style:font-name="Arial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size-complex="9pt" style:font-weight-complex="bold"/>
    </style:style>
    <style:style style:name="T1" style:family="text">
      <style:text-properties style:language-asian="en" style:country-asian="GB" style:language-complex="ar" style:country-complex="SA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writing-mode="lr-tb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Default_20_Paragraph_20_Font"><text:span text:style-name="T1"><draw:frame draw:style-name="fr1" draw:name="Frame1" text:anchor-type="as-char" svg:y="0in" svg:width="3.9362in" style:rel-width="scale" svg:height="2.6772in" style:rel-height="scale" draw:z-index="0"><draw:text-box><table:table table:name="Table1" table:style-name="Table1"><table:table-column table:style-name="Table1.A"/><table:table-row><table:table-cell table:style-name="Table1.A1" office:value-type="string"><text:p text:style-name="P1">PCLONE2 Resistor Kit</text:p><text:p text:style-name="P2">330R x 1 ………..<text:tab/>ORANGE-ORANGE-BROWN </text:p><text:p text:style-name="P2">470R x 1…………YELLOW-VIOLET-BROWN</text:p><text:p text:style-name="P2">1k x 4 ……………BROWN-BLACK-RED</text:p><text:p text:style-name="P2">4k7 x 4 ………….YELLOW-VIOLET-RED</text:p><text:p text:style-name="P2">10k x 2 ………….BROWN-BLACK-ORANGE</text:p><text:p text:style-name="P2">22k x 5 ………….RED-RED-ORANGE</text:p><text:p text:style-name="P2">33k x 2 ………….ORANGE-ORANGE-ORANGE</text:p><text:p text:style-name="P2">47k x 12<text:tab/>…………YELLOW-VIOLET-ORANGE</text:p><text:p text:style-name="P2">56k x 1…………...GREEN-BLUE-ORANGE</text:p><text:p text:style-name="P2">100k x 10………..BROWN-BLACK-YELLOW</text:p><text:p text:style-name="P2">220k x 1<text:tab/>…………RED-RED-YELLOW</text:p><text:p text:style-name="P2">1M x 1……………BROWN-BLACK-GREEN</text:p><text:p text:style-name="P2">4M7 x 1<text:tab/>………….YELLOW-VIOLET-GREEN</text:p><text:p text:style-name="P3">http://six4pix.com/pclone2</text:p><text:p text:style-name="P3">sixtyfourpixels@gmail.com</text:p></table:table-cell></table:table-row><table:table-row><table:table-cell table:style-name="Table1.A1" office:value-type="string"><text:p text:style-name="P1"/></table:table-cell></table:table-row></table:table><text:p text:style-name="Standard"/></draw:text-box></draw:frame></text:span></text:span><text:span text:style-name="Default_20_Paragraph_20_Font"><text:span text:style-name="T1"><draw:frame draw:style-name="fr1" draw:name="Frame2" text:anchor-type="as-char" svg:y="0in" svg:width="3.9362in" style:rel-width="scale" svg:height="2.6772in" style:rel-height="scale" draw:z-index="1"><draw:text-box><table:table table:name="Table2" table:style-name="Table2"><table:table-column table:style-name="Table2.A"/><table:table-row><table:table-cell table:style-name="Table2.A1" office:value-type="string"><text:p text:style-name="P1">PCLONE2 Resistor Kit</text:p><text:p text:style-name="P2">330R x 1 ………..<text:tab/>ORANGE-ORANGE-BROWN </text:p><text:p text:style-name="P2">470R x 1…………YELLOW-VIOLET-BROWN</text:p><text:p text:style-name="P2">1k x 4 ……………BROWN-BLACK-RED</text:p><text:p text:style-name="P2">4k7 x 4 ………….YELLOW-VIOLET-RED</text:p><text:p text:style-name="P2">10k x 2 ………….BROWN-BLACK-ORANGE</text:p><text:p text:style-name="P2">22k x 5 ………….RED-RED-ORANGE</text:p><text:p text:style-name="P2">33k x 2 ………….ORANGE-ORANGE-ORANGE</text:p><text:p text:style-name="P2">47k x 12<text:tab/>…………YELLOW-VIOLET-ORANGE</text:p><text:p text:style-name="P2">56k x 1…………...GREEN-BLUE-ORANGE</text:p><text:p text:style-name="P2">100k x 10………..BROWN-BLACK-YELLOW</text:p><text:p text:style-name="P2">220k x 1<text:tab/>…………RED-RED-YELLOW</text:p><text:p text:style-name="P2">1M x 1……………BROWN-BLACK-GREEN</text:p><text:p text:style-name="P2">4M7 x 1<text:tab/>………….YELLOW-VIOLET-GREEN</text:p><text:p text:style-name="P3">http://six4pix.com/pclone2</text:p><text:p text:style-name="P3">sixtyfourpixels@gmail.com</text:p></table:table-cell></table:table-row></table:table><text:p text:style-name="Standard"/></draw:text-box></draw:frame></text:span></text:span></text:p>
      <text:p text:style-name="Standard"><text:span text:style-name="Default_20_Paragraph_20_Font"><text:span text:style-name="T1"><draw:frame draw:style-name="fr1" draw:name="Frame3" text:anchor-type="as-char" svg:y="0in" svg:width="3.9362in" style:rel-width="scale" svg:height="2.6772in" style:rel-height="scale" draw:z-index="2"><draw:text-box><table:table table:name="Table3" table:style-name="Table3"><table:table-column table:style-name="Table3.A"/><table:table-row><table:table-cell table:style-name="Table3.A1" office:value-type="string"><text:p text:style-name="P1">PCLONE2 Resistor Kit</text:p><text:p text:style-name="P2">330R x 1 ………..<text:tab/>ORANGE-ORANGE-BROWN </text:p><text:p text:style-name="P2">470R x 1…………YELLOW-VIOLET-BROWN</text:p><text:p text:style-name="P2">1k x 4 ……………BROWN-BLACK-RED</text:p><text:p text:style-name="P2">4k7 x 4 ………….YELLOW-VIOLET-RED</text:p><text:p text:style-name="P2">10k x 2 ………….BROWN-BLACK-ORANGE</text:p><text:p text:style-name="P2">22k x 5 ………….RED-RED-ORANGE</text:p><text:p text:style-name="P2">33k x 2 ………….ORANGE-ORANGE-ORANGE</text:p><text:p text:style-name="P2">47k x 12<text:tab/>…………YELLOW-VIOLET-ORANGE</text:p><text:p text:style-name="P2">56k x 1…………...GREEN-BLUE-ORANGE</text:p><text:p text:style-name="P2">100k x 10………..BROWN-BLACK-YELLOW</text:p><text:p text:style-name="P2">220k x 1<text:tab/>…………RED-RED-YELLOW</text:p><text:p text:style-name="P2">1M x 1……………BROWN-BLACK-GREEN</text:p><text:p text:style-name="P2">4M7 x 1<text:tab/>………….YELLOW-VIOLET-GREEN</text:p><text:p text:style-name="P3"><text:a xlink:type="simple" xlink:href="http://six4pix.com/pclone2" text:style-name="Internet_20_link" text:visited-style-name="Visited_20_Internet_20_Link">http://six4pix.com/pclone2</text:a></text:p><text:p text:style-name="P3">sixtyfourpixels@gmail.com</text:p><text:p text:style-name="Table_20_Contents"/></table:table-cell></table:table-row></table:table><text:p text:style-name="Standard"/></draw:text-box></draw:frame></text:span></text:span><text:span text:style-name="Default_20_Paragraph_20_Font"><text:span text:style-name="T1"><draw:frame draw:style-name="fr1" draw:name="Frame4" text:anchor-type="as-char" svg:y="0in" svg:width="3.9362in" style:rel-width="scale" svg:height="2.6772in" style:rel-height="scale" draw:z-index="3"><draw:text-box><table:table table:name="Table4" table:style-name="Table4"><table:table-column table:style-name="Table4.A"/><table:table-row><table:table-cell table:style-name="Table4.A1" office:value-type="string"><text:p text:style-name="P1">PCLONE2 Resistor Kit</text:p><text:p text:style-name="P2">330R x 1 ………..<text:tab/>ORANGE-ORANGE-BROWN </text:p><text:p text:style-name="P2">470R x 1…………YELLOW-VIOLET-BROWN</text:p><text:p text:style-name="P2">1k x 4 ……………BROWN-BLACK-RED</text:p><text:p text:style-name="P2">4k7 x 4 ………….YELLOW-VIOLET-RED</text:p><text:p text:style-name="P2">10k x 2 ………….BROWN-BLACK-ORANGE</text:p><text:p text:style-name="P2">22k x 5 ………….RED-RED-ORANGE</text:p><text:p text:style-name="P2">33k x 2 ………….ORANGE-ORANGE-ORANGE</text:p><text:p text:style-name="P2">47k x 12<text:tab/>…………YELLOW-VIOLET-ORANGE</text:p><text:p text:style-name="P2">56k x 1…………...GREEN-BLUE-ORANGE</text:p><text:p text:style-name="P2">100k x 10………..BROWN-BLACK-YELLOW</text:p><text:p text:style-name="P2">220k x 1<text:tab/>…………RED-RED-YELLOW</text:p><text:p text:style-name="P2">1M x 1……………BROWN-BLACK-GREEN</text:p><text:p text:style-name="P2">4M7 x 1<text:tab/>………….YELLOW-VIOLET-GREEN</text:p><text:p text:style-name="P3">http://six4pix.com/pclone2</text:p><text:p text:style-name="P3">sixtyfourpixels@gmail.com</text:p></table:table-cell></table:table-row></table:table><text:p text:style-name="Standard"/></draw:text-box></draw:frame></text:span></text:span></text:p>
      <text:p text:style-name="Standard"><text:span text:style-name="Default_20_Paragraph_20_Font"><text:span text:style-name="T1"><draw:frame draw:style-name="fr1" draw:name="Frame5" text:anchor-type="as-char" svg:y="0in" svg:width="3.9362in" style:rel-width="scale" svg:height="2.6772in" style:rel-height="scale" draw:z-index="4"><draw:text-box><table:table table:name="Table5" table:style-name="Table5"><table:table-column table:style-name="Table5.A"/><table:table-row><table:table-cell table:style-name="Table5.A1" office:value-type="string"><text:p text:style-name="P1">PCLONE2 Resistor Kit</text:p><text:p text:style-name="P2">330R x 1 ………..<text:tab/>ORANGE-ORANGE-BROWN </text:p><text:p text:style-name="P2">470R x 1…………YELLOW-VIOLET-BROWN</text:p><text:p text:style-name="P2">1k x 4 ……………BROWN-BLACK-RED</text:p><text:p text:style-name="P2">4k7 x 4 ………….YELLOW-VIOLET-RED</text:p><text:p text:style-name="P2">10k x 2 ………….BROWN-BLACK-ORANGE</text:p><text:p text:style-name="P2">22k x 5 ………….RED-RED-ORANGE</text:p><text:p text:style-name="P2">33k x 2 ………….ORANGE-ORANGE-ORANGE</text:p><text:p text:style-name="P2">47k x 12<text:tab/>…………YELLOW-VIOLET-ORANGE</text:p><text:p text:style-name="P2">56k x 1…………...GREEN-BLUE-ORANGE</text:p><text:p text:style-name="P2">100k x 10………..BROWN-BLACK-YELLOW</text:p><text:p text:style-name="P2">220k x 1<text:tab/>…………RED-RED-YELLOW</text:p><text:p text:style-name="P2">1M x 1……………BROWN-BLACK-GREEN</text:p><text:p text:style-name="P2">4M7 x 1<text:tab/>………….YELLOW-VIOLET-GREEN</text:p><text:p text:style-name="P3">http://six4pix.com/pclone2</text:p><text:p text:style-name="P3">sixtyfourpixels@gmail.com</text:p></table:table-cell></table:table-row></table:table><text:p text:style-name="Standard"/></draw:text-box></draw:frame></text:span></text:span><text:span text:style-name="Default_20_Paragraph_20_Font"><text:span text:style-name="T1"><draw:frame draw:style-name="fr1" draw:name="Frame6" text:anchor-type="as-char" svg:y="0in" svg:width="3.9362in" style:rel-width="scale" svg:height="2.6772in" style:rel-height="scale" draw:z-index="5"><draw:text-box><table:table table:name="Table6" table:style-name="Table6"><table:table-column table:style-name="Table6.A"/><table:table-row><table:table-cell table:style-name="Table6.A1" office:value-type="string"><text:p text:style-name="P1">PCLONE2 Resistor Kit</text:p><text:p text:style-name="P2">330R x 1 ………..<text:tab/>ORANGE-ORANGE-BROWN </text:p><text:p text:style-name="P2">470R x 1…………YELLOW-VIOLET-BROWN</text:p><text:p text:style-name="P2">1k x 4 ……………BROWN-BLACK-RED</text:p><text:p text:style-name="P2">4k7 x 4 ………….YELLOW-VIOLET-RED</text:p><text:p text:style-name="P2">10k x 2 ………….BROWN-BLACK-ORANGE</text:p><text:p text:style-name="P2">22k x 5 ………….RED-RED-ORANGE</text:p><text:p text:style-name="P2">33k x 2 ………….ORANGE-ORANGE-ORANGE</text:p><text:p text:style-name="P2">47k x 12<text:tab/>…………YELLOW-VIOLET-ORANGE</text:p><text:p text:style-name="P2">56k x 1…………...GREEN-BLUE-ORANGE</text:p><text:p text:style-name="P2">100k x 10………..BROWN-BLACK-YELLOW</text:p><text:p text:style-name="P2">220k x 1<text:tab/>…………RED-RED-YELLOW</text:p><text:p text:style-name="P2">1M x 1……………BROWN-BLACK-GREEN</text:p><text:p text:style-name="P2">4M7 x 1<text:tab/>………….YELLOW-VIOLET-GREEN</text:p><text:p text:style-name="P3">http://six4pix.com/pclone2</text:p><text:p text:style-name="P3">sixtyfourpixels@gmail.com</text:p></table:table-cell></table:table-row></table:table><text:p text:style-name="Standard"/></draw:text-box></draw:frame></text:span></text:span></text:p>
      <text:p text:style-name="Standard"><text:span text:style-name="Default_20_Paragraph_20_Font"><text:span text:style-name="T1"><draw:frame draw:style-name="fr1" draw:name="Frame7" text:anchor-type="as-char" svg:y="0in" svg:width="3.9362in" style:rel-width="scale" svg:height="2.6772in" style:rel-height="scale" draw:z-index="6"><draw:text-box><table:table table:name="Table7" table:style-name="Table7"><table:table-column table:style-name="Table7.A"/><table:table-row><table:table-cell table:style-name="Table7.A1" office:value-type="string"><text:p text:style-name="P1">PCLONE2 Resistor Kit</text:p><text:p text:style-name="P2">330R x 1 ………..<text:tab/>ORANGE-ORANGE-BROWN </text:p><text:p text:style-name="P2">470R x 1…………YELLOW-VIOLET-BROWN</text:p><text:p text:style-name="P2">1k x 4 ……………BROWN-BLACK-RED</text:p><text:p text:style-name="P2">4k7 x 4 ………….YELLOW-VIOLET-RED</text:p><text:p text:style-name="P2">10k x 2 ………….BROWN-BLACK-ORANGE</text:p><text:p text:style-name="P2">22k x 5 ………….RED-RED-ORANGE</text:p><text:p text:style-name="P2">33k x 2 ………….ORANGE-ORANGE-ORANGE</text:p><text:p text:style-name="P2">47k x 12<text:tab/>…………YELLOW-VIOLET-ORANGE</text:p><text:p text:style-name="P2">56k x 1…………...GREEN-BLUE-ORANGE</text:p><text:p text:style-name="P2">100k x 10………..BROWN-BLACK-YELLOW</text:p><text:p text:style-name="P2">220k x 1<text:tab/>…………RED-RED-YELLOW</text:p><text:p text:style-name="P2">1M x 1……………BROWN-BLACK-GREEN</text:p><text:p text:style-name="P2">4M7 x 1<text:tab/>………….YELLOW-VIOLET-GREEN</text:p><text:p text:style-name="P3">http://six4pix.com/pclone2</text:p><text:p text:style-name="P3">sixtyfourpixels@gmail.com</text:p></table:table-cell></table:table-row></table:table><text:p text:style-name="Standard"/></draw:text-box></draw:frame></text:span></text:span><text:span text:style-name="Default_20_Paragraph_20_Font"><text:span text:style-name="T1"><draw:frame draw:style-name="fr1" draw:name="Frame8" text:anchor-type="as-char" svg:y="0in" svg:width="3.9362in" style:rel-width="scale" svg:height="2.6772in" style:rel-height="scale" draw:z-index="7"><draw:text-box><table:table table:name="Table8" table:style-name="Table8"><table:table-column table:style-name="Table8.A"/><table:table-row><table:table-cell table:style-name="Table8.A1" office:value-type="string"><text:p text:style-name="P1">PCLONE2 Resistor Kit</text:p><text:p text:style-name="P2">330R x 1 ………..<text:tab/>ORANGE-ORANGE-BROWN </text:p><text:p text:style-name="P2">470R x 1…………YELLOW-VIOLET-BROWN</text:p><text:p text:style-name="P2">1k x 4 ……………BROWN-BLACK-RED</text:p><text:p text:style-name="P2">4k7 x 4 ………….YELLOW-VIOLET-RED</text:p><text:p text:style-name="P2">10k x 2 ………….BROWN-BLACK-ORANGE</text:p><text:p text:style-name="P2">22k x 5 ………….RED-RED-ORANGE</text:p><text:p text:style-name="P2">33k x 2 ………….ORANGE-ORANGE-ORANGE</text:p><text:p text:style-name="P2">47k x 12<text:tab/>…………YELLOW-VIOLET-ORANGE</text:p><text:p text:style-name="P2">56k x 1…………...GREEN-BLUE-ORANGE</text:p><text:p text:style-name="P2">100k x 10………..BROWN-BLACK-YELLOW</text:p><text:p text:style-name="P2">220k x 1<text:tab/>…………RED-RED-YELLOW</text:p><text:p text:style-name="P2">1M x 1……………BROWN-BLACK-GREEN</text:p><text:p text:style-name="P2">4M7 x 1<text:tab/>………….YELLOW-VIOLET-GREEN</text:p><text:p text:style-name="P3">http://six4pix.com/pclone2</text:p><text:p text:style-name="P3">sixtyfourpixels@gmail.com</text:p></table:table-cell></table:table-row></table:table><text:p text:style-name="Standard"/></draw:text-box></draw:frame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GB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GB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5516in" fo:margin-bottom="0.0075in" fo:margin-left="0.1965in" fo:margin-right="0.0075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/>
    <meta:initial-creator>Jason Hotchkiss</meta:initial-creator>
    <meta:creation-date>2016-07-29T11:11:00Z</meta:creation-date>
    <dc:date>2016-07-29T12:17:42.49</dc:date>
    <meta:print-date>2016-07-29T12:16:16.40</meta:print-date>
    <meta:editing-cycles>3</meta:editing-cycles>
    <meta:editing-duration>PT6M41S</meta:editing-duration>
    <meta:document-statistic meta:table-count="8" meta:image-count="0" meta:object-count="0" meta:page-count="1" meta:paragraph-count="132" meta:word-count="432" meta:character-count="3752"/>
    <meta:template xlink:type="simple" xlink:actuate="onRequest" xlink:title="" xlink:href="Normal.dotm"/>
  </office:meta>
</office:document-meta>
</file>